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056in" table:align="left"/>
    </style:style>
    <style:style style:name="Table1.A" style:family="table-column">
      <style:table-column-properties style:column-width="0.2444in"/>
    </style:style>
    <style:style style:name="Table1.B" style:family="table-column">
      <style:table-column-properties style:column-width="4.2611in"/>
    </style:style>
    <style:style style:name="Table1.A1" style:family="table-cell">
      <style:table-cell-properties style:vertical-align="middle" fo:padding="0.0194in" fo:border="none"/>
    </style:style>
    <style:style style:name="Table2" style:family="table">
      <style:table-properties style:width="3.7556in" table:align="left"/>
    </style:style>
    <style:style style:name="Table2.A" style:family="table-column">
      <style:table-column-properties style:column-width="0.2444in"/>
    </style:style>
    <style:style style:name="Table2.B" style:family="table-column">
      <style:table-column-properties style:column-width="3.5111in"/>
    </style:style>
    <style:style style:name="Table2.A1" style:family="table-cell">
      <style:table-cell-properties style:vertical-align="middle" fo:padding="0.0194in" fo:border="none"/>
    </style:style>
    <style:style style:name="P1" style:family="paragraph" style:parent-style-name="Standard" style:list-style-name="L1">
      <style:text-properties officeooo:rsid="000f16ef" officeooo:paragraph-rsid="000f16ef"/>
    </style:style>
    <style:style style:name="P2" style:family="paragraph" style:parent-style-name="Standard">
      <style:text-properties officeooo:paragraph-rsid="000f16ef"/>
    </style:style>
    <style:style style:name="P3" style:family="paragraph" style:parent-style-name="Standard" style:list-style-name="L1">
      <style:text-properties officeooo:rsid="0010dc7e" officeooo:paragraph-rsid="0010dc7e"/>
    </style:style>
    <style:style style:name="P4" style:family="paragraph" style:parent-style-name="Standard" style:list-style-name="L1">
      <style:text-properties officeooo:rsid="00110453" officeooo:paragraph-rsid="00110453"/>
    </style:style>
    <style:style style:name="P5" style:family="paragraph" style:parent-style-name="Standard" style:list-style-name="L1">
      <style:text-properties officeooo:rsid="0012645a" officeooo:paragraph-rsid="0012645a"/>
    </style:style>
    <style:style style:name="P6" style:family="paragraph" style:parent-style-name="Standard" style:list-style-name="L1">
      <style:text-properties officeooo:rsid="0013f5d8" officeooo:paragraph-rsid="0013f5d8"/>
    </style:style>
    <style:style style:name="P7" style:family="paragraph" style:parent-style-name="Standard">
      <style:text-properties officeooo:rsid="0018d605" officeooo:paragraph-rsid="0018d605"/>
    </style:style>
    <style:style style:name="P8" style:family="paragraph" style:parent-style-name="Standard" style:list-style-name="L1">
      <style:text-properties officeooo:rsid="0018d605" officeooo:paragraph-rsid="0018d605"/>
    </style:style>
    <style:style style:name="P9" style:family="paragraph" style:parent-style-name="Standard" style:list-style-name="L1">
      <style:text-properties officeooo:paragraph-rsid="000f16ef"/>
    </style:style>
    <style:style style:name="P10" style:family="paragraph" style:parent-style-name="Standard" style:list-style-name="L1">
      <style:text-properties officeooo:paragraph-rsid="0010dc7e"/>
    </style:style>
    <style:style style:name="P11" style:family="paragraph" style:parent-style-name="Standard" style:list-style-name="L1">
      <style:text-properties officeooo:paragraph-rsid="0014b47b"/>
    </style:style>
    <style:style style:name="P12" style:family="paragraph" style:parent-style-name="Preformatted_20_Text">
      <style:text-properties officeooo:rsid="0018d605" officeooo:paragraph-rsid="0018d605"/>
    </style:style>
    <style:style style:name="P13" style:family="paragraph" style:parent-style-name="Preformatted_20_Text">
      <style:text-properties officeooo:rsid="001cd188" officeooo:paragraph-rsid="001cd188"/>
    </style:style>
    <style:style style:name="P14" style:family="paragraph" style:parent-style-name="Preformatted_20_Text">
      <style:text-properties officeooo:rsid="0025c5f3" officeooo:paragraph-rsid="0025c5f3"/>
    </style:style>
    <style:style style:name="P15" style:family="paragraph" style:parent-style-name="Preformatted_20_Text">
      <style:text-properties officeooo:rsid="00280574" officeooo:paragraph-rsid="00280574"/>
    </style:style>
    <style:style style:name="P16" style:family="paragraph" style:parent-style-name="Preformatted_20_Text">
      <style:text-properties officeooo:rsid="003d1140" officeooo:paragraph-rsid="003e93b9"/>
    </style:style>
    <style:style style:name="P17" style:family="paragraph" style:parent-style-name="Preformatted_20_Text" style:list-style-name="L3">
      <style:text-properties officeooo:rsid="003d1140" officeooo:paragraph-rsid="003e93b9"/>
    </style:style>
    <style:style style:name="P18" style:family="paragraph" style:parent-style-name="Preformatted_20_Text">
      <style:text-properties officeooo:rsid="00401def" officeooo:paragraph-rsid="00401def"/>
    </style:style>
    <style:style style:name="P19" style:family="paragraph" style:parent-style-name="Preformatted_20_Text">
      <style:text-properties officeooo:rsid="00422928" officeooo:paragraph-rsid="00422928"/>
    </style:style>
    <style:style style:name="P20" style:family="paragraph" style:parent-style-name="Preformatted_20_Text">
      <style:text-properties officeooo:rsid="00481d40" officeooo:paragraph-rsid="00481d40"/>
    </style:style>
    <style:style style:name="P21" style:family="paragraph" style:parent-style-name="Preformatted_20_Text">
      <style:text-properties style:font-name="Liberation Serif" officeooo:rsid="001cd188" officeooo:paragraph-rsid="001cd188"/>
    </style:style>
    <style:style style:name="P22" style:family="paragraph" style:parent-style-name="Preformatted_20_Text" style:list-style-name="L2">
      <style:text-properties style:font-name="Liberation Serif" officeooo:rsid="001cd188" officeooo:paragraph-rsid="001cd188"/>
    </style:style>
    <style:style style:name="P23" style:family="paragraph" style:parent-style-name="Preformatted_20_Text" style:list-style-name="L3">
      <style:text-properties style:font-name="Liberation Serif" officeooo:rsid="00334dea" officeooo:paragraph-rsid="00334dea"/>
    </style:style>
    <style:style style:name="P24" style:family="paragraph" style:parent-style-name="Preformatted_20_Text" style:list-style-name="L3">
      <style:text-properties style:font-name="Liberation Serif" officeooo:rsid="00330418" officeooo:paragraph-rsid="00330418"/>
    </style:style>
    <style:style style:name="P25" style:family="paragraph" style:parent-style-name="Preformatted_20_Text" style:list-style-name="L3">
      <style:text-properties style:font-name="Liberation Serif" officeooo:rsid="00363601" officeooo:paragraph-rsid="00363601"/>
    </style:style>
    <style:style style:name="P26" style:family="paragraph" style:parent-style-name="Preformatted_20_Text">
      <style:text-properties style:font-name="Liberation Serif" officeooo:rsid="003a90e4" officeooo:paragraph-rsid="003a90e4"/>
    </style:style>
    <style:style style:name="P27" style:family="paragraph" style:parent-style-name="Preformatted_20_Text" style:list-style-name="L3">
      <style:text-properties style:font-name="Liberation Serif" officeooo:rsid="003a90e4" officeooo:paragraph-rsid="003a90e4"/>
    </style:style>
    <style:style style:name="P28" style:family="paragraph" style:parent-style-name="Preformatted_20_Text" style:list-style-name="L4">
      <style:text-properties style:font-name="Liberation Serif" officeooo:rsid="0044244a" officeooo:paragraph-rsid="0044244a"/>
    </style:style>
    <style:style style:name="P29" style:family="paragraph" style:parent-style-name="Preformatted_20_Text" style:list-style-name="L4">
      <style:text-properties style:font-name="Liberation Serif" officeooo:rsid="00481d40" officeooo:paragraph-rsid="00481d40"/>
    </style:style>
    <style:style style:name="P30" style:family="paragraph" style:parent-style-name="Preformatted_20_Text" style:list-style-name="L2">
      <style:text-properties officeooo:paragraph-rsid="0025c5f3"/>
    </style:style>
    <style:style style:name="P31" style:family="paragraph" style:parent-style-name="Preformatted_20_Text" style:list-style-name="L2">
      <style:text-properties officeooo:paragraph-rsid="00280574"/>
    </style:style>
    <style:style style:name="P32" style:family="paragraph" style:parent-style-name="Preformatted_20_Text" style:list-style-name="L2">
      <style:text-properties officeooo:paragraph-rsid="002e7e60"/>
    </style:style>
    <style:style style:name="P33" style:family="paragraph" style:parent-style-name="Preformatted_20_Text" style:list-style-name="L2">
      <style:text-properties officeooo:paragraph-rsid="003262b1"/>
    </style:style>
    <style:style style:name="P34" style:family="paragraph" style:parent-style-name="Preformatted_20_Text" style:list-style-name="L3">
      <style:text-properties officeooo:paragraph-rsid="003c4b49"/>
    </style:style>
    <style:style style:name="P35" style:family="paragraph" style:parent-style-name="Preformatted_20_Text" style:list-style-name="L3">
      <style:text-properties officeooo:paragraph-rsid="003d1140"/>
    </style:style>
    <style:style style:name="P36" style:family="paragraph" style:parent-style-name="Preformatted_20_Text" style:list-style-name="L3">
      <style:text-properties officeooo:paragraph-rsid="003e93b9"/>
    </style:style>
    <style:style style:name="P37" style:family="paragraph" style:parent-style-name="Preformatted_20_Text" style:list-style-name="L3">
      <style:text-properties officeooo:paragraph-rsid="00401def"/>
    </style:style>
    <style:style style:name="P38" style:family="paragraph" style:parent-style-name="Preformatted_20_Text">
      <style:paragraph-properties fo:margin-left="0in" fo:margin-right="0in" fo:margin-top="0in" fo:margin-bottom="0in" loext:contextual-spacing="false" style:line-height-at-least="0.1335in" fo:text-indent="0in" style:auto-text-indent="false"/>
    </style:style>
    <style:style style:name="P39" style:family="paragraph" style:parent-style-name="Preformatted_20_Text">
      <style:paragraph-properties fo:margin-left="0in" fo:margin-right="0in" fo:margin-top="0in" fo:margin-bottom="0in" loext:contextual-spacing="false" style:line-height-at-least="0.1335in" fo:text-indent="0in" style:auto-text-indent="false"/>
      <style:text-properties fo:color="#8f5902" fo:font-style="italic"/>
    </style:style>
    <style:style style:name="P40" style:family="paragraph" style:parent-style-name="Preformatted_20_Text">
      <style:paragraph-properties fo:margin-left="0in" fo:margin-right="0in" fo:margin-top="0in" fo:margin-bottom="0in" loext:contextual-spacing="false" style:line-height-at-least="0.1335in" fo:text-indent="0in" style:auto-text-indent="false"/>
      <style:text-properties fo:color="#8f5902" fo:font-style="italic" officeooo:paragraph-rsid="004d8e97"/>
    </style:style>
    <style:style style:name="P41" style:family="paragraph" style:parent-style-name="Preformatted_20_Text">
      <style:paragraph-properties fo:margin-top="0in" fo:margin-bottom="0in" loext:contextual-spacing="false" style:line-height-at-least="0.1335in"/>
    </style:style>
    <style:style style:name="P42" style:family="paragraph" style:parent-style-name="Preformatted_20_Text">
      <style:paragraph-properties fo:margin-top="0in" fo:margin-bottom="0in" loext:contextual-spacing="false" style:line-height-at-least="0.1335in"/>
      <style:text-properties fo:color="#8f5902" fo:font-style="italic"/>
    </style:style>
    <style:style style:name="P43" style:family="paragraph" style:parent-style-name="Preformatted_20_Text">
      <style:paragraph-properties fo:margin-top="0in" fo:margin-bottom="0in" loext:contextual-spacing="false" style:line-height-at-least="0.1335in"/>
      <style:text-properties fo:color="#000000" fo:font-weight="bold"/>
    </style:style>
    <style:style style:name="P44" style:family="paragraph" style:parent-style-name="Preformatted_20_Text">
      <style:paragraph-properties fo:margin-top="0in" fo:margin-bottom="0in" loext:contextual-spacing="false" style:line-height-at-least="0.1335in"/>
      <style:text-properties fo:color="#ce5c00" fo:font-weight="bold"/>
    </style:style>
    <style:style style:name="T1" style:family="text">
      <style:text-properties officeooo:rsid="000f0cfd"/>
    </style:style>
    <style:style style:name="T2" style:family="text">
      <style:text-properties officeooo:rsid="000f16ef"/>
    </style:style>
    <style:style style:name="T3" style:family="text">
      <style:text-properties officeooo:rsid="0010dc7e"/>
    </style:style>
    <style:style style:name="T4" style:family="text">
      <style:text-properties officeooo:rsid="0012645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602ac" style:font-style-asian="normal" style:font-style-complex="normal"/>
    </style:style>
    <style:style style:name="T8" style:family="text">
      <style:text-properties fo:font-style="normal" officeooo:rsid="001a52bc" style:font-style-asian="normal" style:font-style-complex="normal"/>
    </style:style>
    <style:style style:name="T9" style:family="text">
      <style:text-properties fo:font-style="normal" officeooo:rsid="001e7ef8" style:font-style-asian="normal" style:font-style-complex="normal"/>
    </style:style>
    <style:style style:name="T10" style:family="text">
      <style:text-properties fo:font-style="normal" officeooo:rsid="0020652e" style:font-style-asian="normal" style:font-style-complex="normal"/>
    </style:style>
    <style:style style:name="T11" style:family="text">
      <style:text-properties fo:font-style="normal" officeooo:rsid="0021b798" style:font-style-asian="normal" style:font-style-complex="normal"/>
    </style:style>
    <style:style style:name="T12" style:family="text">
      <style:text-properties fo:font-style="normal" officeooo:rsid="0021dbbd" style:font-style-asian="normal" style:font-style-complex="normal"/>
    </style:style>
    <style:style style:name="T13" style:family="text">
      <style:text-properties fo:font-style="normal" officeooo:rsid="00228380" style:font-style-asian="normal" style:font-style-complex="normal"/>
    </style:style>
    <style:style style:name="T14" style:family="text">
      <style:text-properties fo:font-style="normal" officeooo:rsid="0023840f" style:font-style-asian="normal" style:font-style-complex="normal"/>
    </style:style>
    <style:style style:name="T15" style:family="text">
      <style:text-properties fo:font-style="normal" officeooo:rsid="002527a7" style:font-style-asian="normal" style:font-style-complex="normal"/>
    </style:style>
    <style:style style:name="T16" style:family="text">
      <style:text-properties officeooo:rsid="001602ac"/>
    </style:style>
    <style:style style:name="T17" style:family="text">
      <style:text-properties fo:color="#000000"/>
    </style:style>
    <style:style style:name="T18" style:family="text">
      <style:text-properties fo:color="#000000" fo:font-weight="bold"/>
    </style:style>
    <style:style style:name="T19" style:family="text">
      <style:text-properties fo:color="#204a87"/>
    </style:style>
    <style:style style:name="T20" style:family="text">
      <style:text-properties fo:color="#204a87" fo:font-weight="bold"/>
    </style:style>
    <style:style style:name="T21" style:family="text">
      <style:text-properties fo:color="#ce5c00" fo:font-weight="bold"/>
    </style:style>
    <style:style style:name="T22" style:family="text">
      <style:text-properties fo:color="#0000cf" fo:font-weight="bold"/>
    </style:style>
    <style:style style:name="T23" style:family="text">
      <style:text-properties officeooo:rsid="00280574"/>
    </style:style>
    <style:style style:name="T24" style:family="text">
      <style:text-properties officeooo:rsid="0028c55e"/>
    </style:style>
    <style:style style:name="T25" style:family="text">
      <style:text-properties officeooo:rsid="0036ff7a"/>
    </style:style>
    <style:style style:name="T26" style:family="text">
      <style:text-properties officeooo:rsid="003962d2"/>
    </style:style>
    <style:style style:name="T27" style:family="text">
      <style:text-properties officeooo:rsid="003d1140"/>
    </style:style>
    <style:style style:name="T28" style:family="text">
      <style:text-properties officeooo:rsid="003e93b9"/>
    </style:style>
    <style:style style:name="T29" style:family="text">
      <style:text-properties fo:color="#4e9a06"/>
    </style:style>
    <style:style style:name="T30" style:family="text">
      <style:text-properties officeooo:rsid="0044a34f"/>
    </style:style>
    <style:style style:name="T31" style:family="text">
      <style:text-properties style:font-name="Liberation Serif"/>
    </style:style>
    <style:style style:name="T32" style:family="text">
      <style:text-properties style:font-name="Liberation Serif" officeooo:rsid="0028c55e"/>
    </style:style>
    <style:style style:name="T33" style:family="text">
      <style:text-properties style:font-name="Liberation Serif" fo:font-style="normal" officeooo:rsid="002527a7" style:font-style-asian="normal" style:font-style-complex="normal"/>
    </style:style>
    <style:style style:name="T34" style:family="text">
      <style:text-properties style:font-name="Liberation Serif" fo:font-style="normal" officeooo:rsid="0025c5f3" style:font-style-asian="normal" style:font-style-complex="normal"/>
    </style:style>
    <style:style style:name="T35" style:family="text">
      <style:text-properties style:font-name="Liberation Serif" officeooo:rsid="00280574"/>
    </style:style>
    <style:style style:name="T36" style:family="text">
      <style:text-properties style:font-name="Liberation Serif" officeooo:rsid="002e7e60"/>
    </style:style>
    <style:style style:name="T37" style:family="text">
      <style:text-properties style:font-name="Liberation Serif" officeooo:rsid="002f1180"/>
    </style:style>
    <style:style style:name="T38" style:family="text">
      <style:text-properties style:font-name="Liberation Serif" officeooo:rsid="003c4b49"/>
    </style:style>
    <style:style style:name="T39" style:family="text">
      <style:text-properties style:font-name="Liberation Serif" officeooo:rsid="003d1140"/>
    </style:style>
    <style:style style:name="T40" style:family="text">
      <style:text-properties style:font-name="Liberation Serif" officeooo:rsid="003e93b9"/>
    </style:style>
    <style:style style:name="T41" style:family="text">
      <style:text-properties style:font-name="Liberation Serif" officeooo:rsid="00401def"/>
    </style:style>
    <style:style style:name="T42" style:family="text">
      <style:text-properties style:font-name="Liberation Serif" officeooo:rsid="0053b6f5"/>
    </style:style>
    <style:style style:name="T43" style:family="text">
      <style:text-properties style:font-name="Liberation Serif" officeooo:rsid="00547032"/>
    </style:style>
    <style:style style:name="T44" style:family="text">
      <style:text-properties fo:font-variant="normal" fo:text-transform="none" fo:color="#333333" fo:letter-spacing="normal" fo:font-style="normal" fo:font-weight="normal" officeooo:rsid="0025c5f3"/>
    </style:style>
    <style:style style:name="T45" style:family="text">
      <style:text-properties fo:font-variant="normal" fo:text-transform="none" fo:color="#333333" fo:letter-spacing="normal" fo:font-style="normal" fo:font-weight="normal" officeooo:rsid="00280574"/>
    </style:style>
    <style:style style:name="T46" style:family="text">
      <style:text-properties fo:font-variant="normal" fo:text-transform="none" fo:color="#333333" fo:letter-spacing="normal" fo:font-style="normal" fo:font-weight="normal" officeooo:rsid="003262b1"/>
    </style:style>
    <style:style style:name="T47" style:family="text">
      <style:text-properties fo:font-variant="normal" fo:text-transform="none" fo:color="#333333" fo:letter-spacing="normal" fo:font-style="normal" fo:font-weight="normal" officeooo:rsid="00330418"/>
    </style:style>
    <style:style style:name="T48" style:family="text">
      <style:text-properties fo:font-variant="normal" fo:text-transform="none" fo:color="#ce5c00" fo:letter-spacing="normal" fo:font-style="normal" fo:font-weight="bold" officeooo:rsid="0025c5f3"/>
    </style:style>
    <style:style style:name="T49" style:family="text">
      <style:text-properties fo:font-variant="normal" fo:text-transform="none" fo:color="#ce5c00" fo:letter-spacing="normal" fo:font-style="normal" fo:font-weight="bold" officeooo:rsid="00280574"/>
    </style:style>
    <style:style style:name="T50" style:family="text">
      <style:text-properties fo:font-variant="normal" fo:text-transform="none" fo:color="#000000" fo:letter-spacing="normal" fo:font-style="normal" fo:font-weight="normal" officeooo:rsid="00280574"/>
    </style:style>
    <style:style style:name="T51" style:family="text">
      <style:text-properties fo:font-variant="normal" fo:text-transform="none" fo:color="#000000" fo:letter-spacing="normal" fo:font-style="normal" fo:font-weight="bold" officeooo:rsid="00280574"/>
    </style:style>
    <style:style style:name="T52" style:family="text">
      <style:text-properties fo:font-variant="normal" fo:text-transform="none" fo:color="#204a87" fo:letter-spacing="normal" fo:font-style="normal" fo:font-weight="bold" officeooo:rsid="002805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áo cáo hệ điề<text:span text:style-name="T1">u</text:span> hành</text:p>
      <text:h text:style-name="Heading_20_1" text:outline-level="1">Tạo syscall</text:h>
      <text:p text:style-name="P2"><text:span text:style-name="T2">Các bước tạo syscall </text:span>int pnametoid (char *name) dùng để <text:span text:style-name="T16">lấy process id của một process khi biết tên của nó:</text:span></text:p>
      <text:list xml:id="list1448954041" text:style-name="L1">
        <text:list-item>
          <text:p text:style-name="P9"><text:span text:style-name="T2">Đầu tiên cần tải kernel về (kernel 4.17.4):</text:span></text:p>
          <text:list>
            <text:list-item>
              <text:p text:style-name="P1">wget https://www.kernel.org/pub/linux/kernel/v4.x/linux-4.17.4.tar.xz</text:p>
            </text:list-item>
          </text:list>
        </text:list-item>
        <text:list-item>
          <text:p text:style-name="P10"><text:span text:style-name="T3">Sau khi tải xong thì giải nén file vào khu vực kernel source (/usr/src):</text:span></text:p>
          <text:list>
            <text:list-item>
              <text:p text:style-name="P3">sudo tar -xvf linux-4.17.4.tar.xz -C/usr/src/</text:p>
            </text:list-item>
          </text:list>
        </text:list-item>
        <text:list-item>
          <text:p text:style-name="P4">Di chuyển tới địa <text:span text:style-name="T4">chỉ của kernel vừa giải nén:</text:span></text:p>
          <text:list>
            <text:list-item>
              <text:p text:style-name="P5">cd <text:span text:style-name="T5">usr/src/linux-4.17.4</text:span></text:p>
            </text:list-item>
          </text:list>
        </text:list-item>
        <text:list-item>
          <text:p text:style-name="P6"><text:span text:style-name="T5">Ta </text:span><text:span text:style-name="T6">sẽ tạo một thư mục để cài đặt system call mới:</text:span></text:p>
          <text:list>
            <text:list-item>
              <text:p text:style-name="P11"><text:span text:style-name="T7">sudo mkdir pnametoid</text:span></text:p>
            </text:list-item>
          </text:list>
        </text:list-item>
        <text:list-item>
          <text:p text:style-name="P8"><text:span text:style-name="T7">Tạo </text:span><text:span text:style-name="T6">file pnametoid.c ở trong thư mục này và thêm đoạn </text:span><text:span text:style-name="T8">code</text:span><text:span text:style-name="T6"> này vào:</text:span></text:p>
        </text:list-item>
      </text:list>
      <text:p text:style-name="P12"><text:span text:style-name="T6"/></text:p>
      <table:table table:name="Table1" table:style-name="Table1">
        <table:table-column table:style-name="Table1.A"/>
        <table:table-column table:style-name="Table1.B"/>
        <table:table-row>
          <table:table-cell table:style-name="Table1.A1" office:value-type="string">
            <text:p text:style-name="P38"><text:s/>1</text:p>
            <text:p text:style-name="P41"><text:s/>2</text:p>
            <text:p text:style-name="P41"><text:s/>3</text:p>
            <text:p text:style-name="P41"><text:s/>4</text:p>
            <text:p text:style-name="P41"><text:s/>5</text:p>
            <text:p text:style-name="P41"><text:s/>6</text:p>
            <text:p text:style-name="P41"><text:s/>7</text:p>
            <text:p text:style-name="P41"><text:s/>8</text:p>
            <text:p text:style-name="P41"><text:s/>9</text:p>
            <text:p text:style-name="P41">10</text:p>
            <text:p text:style-name="P41">11</text:p>
            <text:p text:style-name="P41">12</text:p>
            <text:p text:style-name="P41">13</text:p>
            <text:p text:style-name="P41">14</text:p>
            <text:p text:style-name="P41">15</text:p>
            <text:p text:style-name="P41">16</text:p>
            <text:p text:style-name="P41">17</text:p>
            <text:p text:style-name="P41">18</text:p>
            <text:p text:style-name="P41">19</text:p>
            <text:p text:style-name="P41">20</text:p>
          </table:table-cell>
          <table:table-cell table:style-name="Table1.A1" office:value-type="string">
            <text:p text:style-name="P40">#include &lt;linux/syscalls.h&gt;</text:p>
            <text:p text:style-name="P42">#include &lt;linux/kernel.h&gt;</text:p>
            <text:p text:style-name="P42">#include &lt;linux/sched.h&gt;</text:p>
            <text:p text:style-name="P42">#include &lt;linux/init.h&gt;</text:p>
            <text:p text:style-name="P42">#include &lt;linux/tty.h&gt;</text:p>
            <text:p text:style-name="P42">#include &lt;linux/string.h&gt;</text:p>
            <text:p text:style-name="P42">#define MAX_LEN 32</text:p>
            <text:p text:style-name="P41"/>
            <text:p text:style-name="P41"><text:span text:style-name="T17">asmlinkage</text:span> <text:span text:style-name="T20">long</text:span> <text:span text:style-name="T17">pnametoid</text:span><text:span text:style-name="T18">(</text:span><text:span text:style-name="T20">char</text:span><text:span text:style-name="T21">*</text:span> <text:span text:style-name="T17">name</text:span><text:span text:style-name="T18">){</text:span></text:p>
            <text:p text:style-name="P41"><text:s text:c="4"/><text:span text:style-name="T20">struct</text:span> <text:span text:style-name="T17">task_struct</text:span> <text:span text:style-name="T21">*</text:span><text:span text:style-name="T17">task</text:span><text:span text:style-name="T18">;</text:span></text:p>
            <text:p text:style-name="P41"><text:s text:c="4"/></text:p>
            <text:p text:style-name="P41"><text:s text:c="4"/><text:span text:style-name="T20">char</text:span> <text:span text:style-name="T17">process_name</text:span><text:span text:style-name="T18">[</text:span><text:span text:style-name="T17">MAX_LEN</text:span><text:span text:style-name="T18">];</text:span></text:p>
            <text:p text:style-name="P41"><text:s text:c="4"/><text:span text:style-name="T17">copy_from_user</text:span><text:span text:style-name="T18">(</text:span><text:span text:style-name="T17">process_name</text:span><text:span text:style-name="T18">,</text:span> <text:span text:style-name="T17">name</text:span><text:span text:style-name="T18">,</text:span> <text:span text:style-name="T17">MAX_LEN</text:span><text:span text:style-name="T18">);</text:span></text:p>
            <text:p text:style-name="P41"><text:s text:c="4"/><text:span text:style-name="T17">for_each_process</text:span><text:span text:style-name="T18">(</text:span><text:span text:style-name="T17">task</text:span><text:span text:style-name="T18">)</text:span> <text:span text:style-name="T18">{</text:span></text:p>
            <text:p text:style-name="P41"><text:s text:c="8"/><text:span text:style-name="T20">if</text:span><text:span text:style-name="T18">(</text:span><text:span text:style-name="T17">strcmp</text:span><text:span text:style-name="T18">(</text:span><text:span text:style-name="T17">task</text:span><text:span text:style-name="T21">-&gt;</text:span><text:span text:style-name="T17">comm</text:span><text:span text:style-name="T18">,</text:span> <text:span text:style-name="T17">process_name</text:span><text:span text:style-name="T18">)</text:span> <text:span text:style-name="T21">==</text:span> <text:span text:style-name="T22">0</text:span><text:span text:style-name="T18">){</text:span></text:p>
            <text:p text:style-name="P41"><text:s text:c="12"/><text:span text:style-name="T20">return</text:span> <text:span text:style-name="T17">task_pid_nr</text:span><text:span text:style-name="T18">(</text:span><text:span text:style-name="T17">task</text:span><text:span text:style-name="T18">);</text:span></text:p>
            <text:p text:style-name="P41"><text:s text:c="8"/><text:span text:style-name="T18">}</text:span></text:p>
            <text:p text:style-name="P41"><text:s text:c="4"/><text:span text:style-name="T18">}</text:span></text:p>
            <text:p text:style-name="P41"><text:s text:c="4"/><text:span text:style-name="T20">return</text:span> <text:span text:style-name="T22">0</text:span><text:span text:style-name="T18">;</text:span></text:p>
            <text:p text:style-name="P43">}</text:p>
          </table:table-cell>
        </table:table-row>
      </table:table>
      <text:list xml:id="list94340756" text:style-name="L2">
        <text:list-item>
          <text:list>
            <text:list-item>
              <text:p text:style-name="P22"><text:span text:style-name="T6">Giải thích:</text:span></text:p>
            </text:list-item>
            <text:list-item>
              <text:p text:style-name="P22"><text:span text:style-name="T6">Dòng </text:span><text:span text:style-name="T9">10: task_struct là kiểu dùng để biểu diễn một process.</text:span></text:p>
            </text:list-item>
            <text:list-item>
              <text:p text:style-name="P22"><text:span text:style-name="T9">Dòng </text:span><text:span text:style-name="T10">13: khi ở userspace ta gọi syscall này và truyền vào tham số name thì name này đang trỏ tới một vùng nhớ ở userspace, còn code syscall chạy ở kernelspace và không thể xử lý vùng nhớ ở userspace nên trước hết ta phải copy vùng nhớ từ userspace sang kernelspace bằng hàm copy_from_user.</text:span></text:p>
            </text:list-item>
            <text:list-item>
              <text:p text:style-name="P22"><text:span text:style-name="T10">Dòng </text:span><text:span text:style-name="T11">14: duyệt </text:span><text:span text:style-name="T12">tất cả các process đang chạy, </text:span><text:span text:style-name="T13">từng</text:span><text:span text:style-name="T12"> process </text:span><text:span text:style-name="T14">sẽ được </text:span><text:span text:style-name="T12">gán cho biến task.</text:span></text:p>
            </text:list-item>
            <text:list-item>
              <text:p text:style-name="P22"><text:span text:style-name="T12">Dòng </text:span><text:span text:style-name="T15">15+16: task→comm là tên của process, ta so sánh tên này với tên ta đang tìm kiếm, nếu bằng thì trả về id của process bằng hàm task_pid_nr.</text:span></text:p>
            </text:list-item>
          </text:list>
        </text:list-item>
      </text:list>
      <text:p text:style-name="P21"><text:span text:style-name="T15"/></text:p>
      <text:list xml:id="list174233346436050" text:continue-numbering="true" text:style-name="L2">
        <text:list-item>
          <text:p text:style-name="P30"><text:span text:style-name="T33">Tiếp </text:span><text:span text:style-name="T34">theo ta tạo file Makefile cho syscall này trong thư mục pnamtoid/ với nội dung như sau:</text:span></text:p>
          <text:list>
            <text:list-item>
              <text:p text:style-name="P30"><text:span text:style-name="T44">obj-y :</text:span><text:span text:style-name="T48">=</text:span><text:span text:style-name="T44"> pnamtoid.o</text:span></text:p>
            </text:list-item>
          </text:list>
        </text:list-item>
      </text:list>
      <text:p text:style-name="P14"/>
      <text:list xml:id="list174234089817567" text:continue-numbering="true" text:style-name="L2">
        <text:list-item>
          <text:p text:style-name="P31"><text:span text:style-name="T23">B</text:span><text:span text:style-name="T35">ây giờ cần </text:span><text:span text:style-name="T32">thêm syscall này vào file header các syscall của kernel. Mở file include/linux/syscalls.h và thêm prototype của syscall chúng ta đang cài vào cuối file, trước dòng #endif:</text:span></text:p>
          <text:list>
            <text:list-item>
              <text:p text:style-name="P31"><text:span text:style-name="T50">asmlinkage</text:span><text:span text:style-name="T45"> </text:span><text:span text:style-name="T52">int</text:span><text:span text:style-name="T45"> </text:span><text:span text:style-name="T50">pnametoid</text:span><text:span text:style-name="T51">(</text:span><text:span text:style-name="T52">char</text:span><text:span text:style-name="T49">*</text:span><text:span text:style-name="T51">);</text:span></text:p>
            </text:list-item>
          </text:list>
        </text:list-item>
      </text:list>
      <text:p text:style-name="P15"/>
      <text:list xml:id="list174235166092404" text:continue-numbering="true" text:style-name="L2">
        <text:list-item>
          <text:p text:style-name="P32"><text:span text:style-name="T36">Cuối cùng, </text:span><text:span text:style-name="T37">cần đăng ký syscall bằng một mã số trong bảng các syscall của kernel. Mở file arch/x86/entry/syscalls/syscall_64.tbl và thêm dòng sau vào cuối file:</text:span></text:p>
          <text:list>
            <text:list-item>
              <text:p text:style-name="P33"><text:span text:style-name="T46">54</text:span><text:span text:style-name="T47">8</text:span><text:span text:style-name="T46"> 64 pnametoid pnametoid</text:span></text:p>
            </text:list-item>
          </text:list>
        </text:list-item>
      </text:list>
      <text:list xml:id="list2937721806" text:style-name="L3">
        <text:list-item>
          <text:list>
            <text:list-item>
              <text:p text:style-name="P23">Giải thích:</text:p>
              <text:list>
                <text:list-item>
                  <text:p text:style-name="P24"><text:soft-page-break/>Ở đây chọn mã số 548 vì mã số cuối cùng được chọn là 547, tuy nhiên số này có thể chọn lớn hơn. <text:span text:style-name="T26">Con số này sẽ được dùng để gọi syscall từ userspace.</text:span></text:p>
                </text:list-item>
                <text:list-item>
                  <text:p text:style-name="P25">64 <text:span text:style-name="T25">nghĩa là hệ thống 64 bit. Với hệ thống 32 bit có thể ghi là i586 hoặc x32.</text:span></text:p>
                </text:list-item>
                <text:list-item>
                  <text:p text:style-name="P27">Pnametoid đầu tiên là địa chỉ của cài đặt của syscall, pnametoid thứ 2 là tên hàm syscall.</text:p>
                </text:list-item>
              </text:list>
            </text:list-item>
          </text:list>
        </text:list-item>
      </text:list>
      <text:p text:style-name="P26"/>
      <text:list xml:id="list174234162535407" text:continue-numbering="true" text:style-name="L3">
        <text:list-item>
          <text:p text:style-name="P34"><text:span text:style-name="T38">Sau khi khai báo tất cả ở trên xong, ta sẽ đến bước build kernel. Ở</text:span><text:span text:style-name="T39"> lần build đầu tiên ta cần phải build menuconfig:</text:span></text:p>
          <text:list>
            <text:list-item>
              <text:p text:style-name="P35"><text:span text:style-name="T27">sudo make menuconfig</text:span></text:p>
            </text:list-item>
            <text:list-item>
              <text:p text:style-name="P35"><text:span text:style-name="T39">Ở cửa sổ hiện ra có nhiều tùy chỉnh để build, tuy nhiên nếu không có nhu cầu tùy chỉnh thì có thể sử dụng tùy chỉnh mặc định. Sau khi tùy chỉnh xong, chọn Save rồi Exit.</text:span></text:p>
            </text:list-item>
          </text:list>
        </text:list-item>
        <text:list-item>
          <text:p text:style-name="P36"><text:span text:style-name="T40">Build kernel:</text:span></text:p>
          <text:list>
            <text:list-item>
              <text:p text:style-name="P17"><text:span text:style-name="T28">sudo make</text:span></text:p>
            </text:list-item>
          </text:list>
        </text:list-item>
        <text:list-item>
          <text:p text:style-name="P36"><text:span text:style-name="T40">Sau khi build xong kernel, tiến hành cài đặt kernel:</text:span></text:p>
          <text:list>
            <text:list-item>
              <text:p text:style-name="P36"><text:span text:style-name="T28">sudo make modules_install install</text:span></text:p>
            </text:list-item>
          </text:list>
        </text:list-item>
      </text:list>
      <text:p text:style-name="P16"/>
      <text:list xml:id="list174234065671719" text:continue-numbering="true" text:style-name="L3">
        <text:list-item>
          <text:p text:style-name="P37"><text:span text:style-name="T41">Cuối cùng chỉ cần reboot lại máy là kernel mới sẽ được cập nhật.</text:span></text:p>
        </text:list-item>
      </text:list>
      <text:p text:style-name="P18"/>
      <text:h text:style-name="Heading_20_1" text:outline-level="1">Test syscall:</text:h>
      <text:p text:style-name="P19"/>
      <table:table table:name="Table2" table:style-name="Table2">
        <table:table-column table:style-name="Table2.A"/>
        <table:table-column table:style-name="Table2.B"/>
        <table:table-row>
          <table:table-cell table:style-name="Table2.A1" office:value-type="string">
            <text:p text:style-name="P38"><text:s/>1</text:p>
            <text:p text:style-name="P41"><text:s/>2</text:p>
            <text:p text:style-name="P41"><text:s/>3</text:p>
            <text:p text:style-name="P41"><text:s/>4</text:p>
            <text:p text:style-name="P41"><text:s/>5</text:p>
            <text:p text:style-name="P41"><text:s/>6</text:p>
            <text:p text:style-name="P41"><text:s/>7</text:p>
            <text:p text:style-name="P41"><text:s/>8</text:p>
            <text:p text:style-name="P41"><text:s/>9</text:p>
            <text:p text:style-name="P41">10</text:p>
            <text:p text:style-name="P41">11</text:p>
            <text:p text:style-name="P41">12</text:p>
            <text:p text:style-name="P41">13</text:p>
            <text:p text:style-name="P41">14</text:p>
          </table:table-cell>
          <table:table-cell table:style-name="Table2.A1" office:value-type="string">
            <text:p text:style-name="P39">#include &lt;stdio.h&gt;</text:p>
            <text:p text:style-name="P42">#include &lt;linux/kernel.h&gt;</text:p>
            <text:p text:style-name="P42">#include &lt;sys/syscall.h&gt;</text:p>
            <text:p text:style-name="P42">#include &lt;unistd.h&gt;</text:p>
            <text:p text:style-name="P42">#define MAX_LEN 32</text:p>
            <text:p text:style-name="P41">int main<text:span text:style-name="T21">()</text:span></text:p>
            <text:p text:style-name="P44">{</text:p>
            <text:p text:style-name="P41"><text:s text:c="9"/>char name<text:span text:style-name="T21">[</text:span>MAX_LEN<text:span text:style-name="T21">]</text:span>;</text:p>
            <text:p text:style-name="P41"><text:s text:c="9"/><text:span text:style-name="T19">printf</text:span><text:span text:style-name="T21">(</text:span><text:span text:style-name="T29">"Nhap ten process: "</text:span><text:span text:style-name="T21">)</text:span>;</text:p>
            <text:p text:style-name="P41"><text:s text:c="9"/>scanf<text:span text:style-name="T21">(</text:span><text:span text:style-name="T29">"%s"</text:span>, name<text:span text:style-name="T21">)</text:span>;</text:p>
            <text:p text:style-name="P41"><text:s text:c="9"/>long <text:span text:style-name="T17">id</text:span> <text:span text:style-name="T21">=</text:span> syscall<text:span text:style-name="T21">(</text:span>549, name<text:span text:style-name="T21">)</text:span>;</text:p>
            <text:p text:style-name="P41"><text:s text:c="9"/><text:span text:style-name="T19">printf</text:span><text:span text:style-name="T21">(</text:span><text:span text:style-name="T29">"process id: %ld\n"</text:span>, id<text:span text:style-name="T21">)</text:span>;</text:p>
            <text:p text:style-name="P41"><text:s text:c="9"/><text:span text:style-name="T20">return </text:span>0;</text:p>
            <text:p text:style-name="P44">}</text:p>
          </table:table-cell>
        </table:table-row>
      </table:table>
      <text:p text:style-name="P19"/>
      <text:list xml:id="list3945346777" text:style-name="L4">
        <text:list-item>
          <text:p text:style-name="P28">Giải thích:</text:p>
          <text:list>
            <text:list-item>
              <text:p text:style-name="P28">Dòng <text:span text:style-name="T30">11: ta gọi syscall bằng hàm syscall, trong đó tham số đầu tiên là mã số của syscall, ở đây dùng 549 vì ta đã đăng ký mã số 549 cho syscall pnametoid ở trên, các tham số sau là tham số của hàm syscall.</text:span></text:p>
            </text:list-item>
          </text:list>
        </text:list-item>
        <text:list-item>
          <text:p text:style-name="P29">Kết quả minh họa:</text:p>
        </text:list-item>
      </text:list>
      <text:p text:style-name="P20"/>
      <text:h text:style-name="Heading_20_1" text:outline-level="1"><text:span text:style-name="T31">Hook </text:span><text:span text:style-name="T42">syscall </text:span><text:span text:style-name="T43">mới</text:span><text:span text:style-name="T42"> vào syscall có sẵn</text:span></text:h>
      <text:p text:style-name="P13"><text:span text:style-name="T6"/></text:p>
      <text:p text:style-name="P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4:19:58.914003956</meta:creation-date>
    <dc:date>2018-12-02T17:42:31.966437517</dc:date>
    <meta:editing-duration>PT1H49M37S</meta:editing-duration>
    <meta:editing-cycles>65</meta:editing-cycles>
    <meta:generator>LibreOffice/6.0.6.2$Linux_X86_64 LibreOffice_project/00m0$Build-2</meta:generator>
    <meta:document-statistic meta:table-count="2" meta:image-count="0" meta:object-count="0" meta:page-count="2" meta:paragraph-count="107" meta:word-count="674" meta:character-count="3618" meta:non-whitespace-character-count="2957"/>
  </office:meta>
</office:document-meta>
</file>